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odeId</text:p>
          </table:table-cell>
          <table:table-cell table:style-name="ce1" office:value-type="string" calcext:value-type="string">
            <text:p>connectedNodeId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float" office:value="72" calcext:value-type="float">
            <text:p>7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float" office:value="74" calcext:value-type="float">
            <text:p>7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float" office:value="67" calcext:value-type="float">
            <text:p>6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67" calcext:value-type="float">
            <text:p>26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37" calcext:value-type="float">
            <text:p>23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268" calcext:value-type="float">
            <text:p>26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238" calcext:value-type="float">
            <text:p>23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269" calcext:value-type="float">
            <text:p>26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239" calcext:value-type="float">
            <text:p>23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240" calcext:value-type="float">
            <text:p>24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270" calcext:value-type="float">
            <text:p>27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241" calcext:value-type="float">
            <text:p>24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271" calcext:value-type="float">
            <text:p>27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272" calcext:value-type="float">
            <text:p>27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242" calcext:value-type="float">
            <text:p>24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273" calcext:value-type="float">
            <text:p>27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243" calcext:value-type="float">
            <text:p>24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244" calcext:value-type="float">
            <text:p>24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274" calcext:value-type="float">
            <text:p>27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275" calcext:value-type="float">
            <text:p>27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245" calcext:value-type="float">
            <text:p>24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276" calcext:value-type="float">
            <text:p>27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246" calcext:value-type="float">
            <text:p>24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247" calcext:value-type="float">
            <text:p>24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277" calcext:value-type="float">
            <text:p>27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248" calcext:value-type="float">
            <text:p>24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278" calcext:value-type="float">
            <text:p>27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279" calcext:value-type="float">
            <text:p>27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249" calcext:value-type="float">
            <text:p>24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250" calcext:value-type="float">
            <text:p>25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280" calcext:value-type="float">
            <text:p>28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281" calcext:value-type="float">
            <text:p>28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251" calcext:value-type="float">
            <text:p>25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252" calcext:value-type="float">
            <text:p>25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282" calcext:value-type="float">
            <text:p>28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283" calcext:value-type="float">
            <text:p>28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253" calcext:value-type="float">
            <text:p>25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254" calcext:value-type="float">
            <text:p>25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284" calcext:value-type="float">
            <text:p>28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255" calcext:value-type="float">
            <text:p>25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285" calcext:value-type="float">
            <text:p>28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286" calcext:value-type="float">
            <text:p>28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256" calcext:value-type="float">
            <text:p>25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287" calcext:value-type="float">
            <text:p>28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257" calcext:value-type="float">
            <text:p>25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258" calcext:value-type="float">
            <text:p>25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288" calcext:value-type="float">
            <text:p>28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89" calcext:value-type="float">
            <text:p>28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59" calcext:value-type="float">
            <text:p>25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290" calcext:value-type="float">
            <text:p>29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260" calcext:value-type="float">
            <text:p>26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261" calcext:value-type="float">
            <text:p>26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291" calcext:value-type="float">
            <text:p>29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262" calcext:value-type="float">
            <text:p>26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292" calcext:value-type="float">
            <text:p>29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263" calcext:value-type="float">
            <text:p>26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293" calcext:value-type="float">
            <text:p>29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264" calcext:value-type="float">
            <text:p>26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294" calcext:value-type="float">
            <text:p>29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212" calcext:value-type="float">
            <text:p>2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16:12:05.826478585</meta:creation-date>
    <dc:date>2024-07-24T16:12:41.662340568</dc:date>
    <meta:editing-duration>PT36S</meta:editing-duration>
    <meta:editing-cycles>1</meta:editing-cycles>
    <meta:document-statistic meta:table-count="1" meta:cell-count="206" meta:object-count="0"/>
    <meta:generator>LibreOffice/7.3.7.2$Linux_X86_64 LibreOffice_project/30$Build-2</meta:generator>
  </office:meta>
</office:document-meta>
</file>